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12pt" officeooo:rsid="0000614b" officeooo:paragraph-rsid="0000614b" style:font-size-asian="10.5pt" style:font-size-complex="12pt"/>
    </style:style>
    <style:style style:name="P2" style:family="paragraph" style:parent-style-name="Standard">
      <style:text-properties style:font-name="Open Sans" fo:font-size="12pt" officeooo:rsid="0005d88e" officeooo:paragraph-rsid="0005d88e" style:font-size-asian="10.5pt" style:font-size-complex="12pt"/>
    </style:style>
    <style:style style:name="P3" style:family="paragraph" style:parent-style-name="Standard">
      <style:text-properties style:font-name="Open Sans" fo:font-size="12pt" officeooo:rsid="0007c721" officeooo:paragraph-rsid="0007c721" style:font-size-asian="10.5pt" style:font-size-complex="12pt"/>
    </style:style>
    <style:style style:name="T1" style:family="text">
      <style:text-properties officeooo:rsid="0005d88e"/>
    </style:style>
    <style:style style:name="T2" style:family="text">
      <style:text-properties officeooo:rsid="0009a0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fo</text:span><text:tab/><text:span text:style-name="T1">Steps</text:span></text:p>
      <text:p text:style-name="P2">Create a script : </text:p>
      <text:p text:style-name="P2">/home/pi/autologin.sh</text:p>
      <text:p text:style-name="P2"/>
      <text:p text:style-name="P2">sudo vim /home/pi/.config/lxsessions/LXDE-pi/autostart</text:p>
      <text:p text:style-name="P3">after pcmanfm, type @lxterminal -e <text:s/>„/home/pi/autologin.sh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6:18.472497792</meta:creation-date>
    <meta:generator>Collabora_Office/5.1.10.17$Linux_X86_64 LibreOffice_project/ee821f3cc68838910e1a06b6141c2580152640d3</meta:generator>
    <meta:editing-duration>PT7M49S</meta:editing-duration>
    <meta:editing-cycles>5</meta:editing-cycles>
    <dc:date>2017-03-08T17:30:48.267255084</dc:date>
    <meta:document-statistic meta:table-count="0" meta:image-count="0" meta:object-count="0" meta:page-count="1" meta:paragraph-count="5" meta:word-count="16" meta:character-count="160" meta:non-whitespace-character-count="147"/>
  </office:meta>
</office:document-meta>
</file>